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2350000016B1A8AF51F.png" manifest:media-type="image/png"/>
  <manifest:file-entry manifest:full-path="Pictures/TablePreview1.svm" manifest:media-type=""/>
  <manifest:file-entry manifest:full-path="Pictures/10000000000001FB00000065855AD0DE.png" manifest:media-type="image/png"/>
  <manifest:file-entry manifest:full-path="Pictures/10000000000001B90000004072F1558E.png" manifest:media-type="image/png"/>
  <manifest:file-entry manifest:full-path="Pictures/1000020000000258000000FC84F9DCFB.png" manifest:media-type="image/png"/>
  <manifest:file-entry manifest:full-path="Pictures/10000000000001E0000000FE25708294.png" manifest:media-type="image/png"/>
  <manifest:file-entry manifest:full-path="Pictures/10000201000001930000008D0A797014.png" manifest:media-type="image/png"/>
  <manifest:file-entry manifest:full-path="Pictures/100000000000025C0000011428AF4BDD.png" manifest:media-type="image/png"/>
  <manifest:file-entry manifest:full-path="Pictures/100000000000016200000084476F44B0.png" manifest:media-type="image/png"/>
  <manifest:file-entry manifest:full-path="Pictures/100000000000024C00000052E5516D44.png" manifest:media-type="image/png"/>
  <manifest:file-entry manifest:full-path="Pictures/100000000000011F00000138941EBDEF.png" manifest:media-type="image/png"/>
  <manifest:file-entry manifest:full-path="Pictures/100000000000014B00000112A84583DB.png" manifest:media-type="image/png"/>
  <manifest:file-entry manifest:full-path="Pictures/10000000000000680000006C3838D90A.png" manifest:media-type="image/png"/>
  <manifest:file-entry manifest:full-path="Pictures/10000000000000CF0000014067C62005.png" manifest:media-type="image/png"/>
  <manifest:file-entry manifest:full-path="Pictures/100000000000024B0000014634C89C7F.png" manifest:media-type="image/png"/>
  <manifest:file-entry manifest:full-path="Pictures/10000000000004C0000003E8661D1BDD.png" manifest:media-type="image/png"/>
  <manifest:file-entry manifest:full-path="Pictures/10000000000003D40000003E33582EBB.png" manifest:media-type="image/png"/>
  <manifest:file-entry manifest:full-path="Pictures/10000000000003D40000003C654964E1.png" manifest:media-type="image/png"/>
  <manifest:file-entry manifest:full-path="Pictures/10000000000003D30000003E68CDBA2E.png" manifest:media-type="image/png"/>
  <manifest:file-entry manifest:full-path="Pictures/10000000000004BF000003E8272874B9.png" manifest:media-type="image/png"/>
  <manifest:file-entry manifest:full-path="Pictures/1000000000000240000000597F6A5CDB.png" manifest:media-type="image/png"/>
  <manifest:file-entry manifest:full-path="Pictures/10000000000001C7000000872AAE6590.png" manifest:media-type="image/png"/>
  <manifest:file-entry manifest:full-path="Pictures/100000000000024E0000022E8206A24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24.003cm, 17.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style="normal" style:font-style-asian="normal" style:font-style-complex="normal"/>
    </style:style>
    <style:style style:name="T12" style:family="text">
      <style:text-properties fo:font-size="43pt" style:font-size-asian="43pt" style:font-size-complex="43pt"/>
    </style:style>
    <style:style style:name="T13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Pulsamos en “Activar Edición” → “Agregar actividad” → Wik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cm" svg:height="7.971cm" svg:x="2.8cm" svg:y="10.8cm">
          <draw:image xlink:href="Pictures/10000000000004C0000003E8661D1BDD.png" xlink:type="simple" xlink:show="embed" xlink:actuate="onLoad">
            <text:p/>
          </draw:image>
        </draw:frame>
        <draw:frame draw:style-name="gr1" draw:text-style-name="P4" draw:layer="layout" svg:width="8.2cm" svg:height="12.677cm" svg:x="17cm" svg:y="7.923cm">
          <draw:image xlink:href="Pictures/10000000000000CF0000014067C62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76cm" svg:x="10.2cm" svg:y="14.6cm">
          <draw:text-box>
            <text:p><text:span text:style-name="T8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7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9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0">[[Nombre de la página]]</text:span></text:p>
              </text:list-item>
              <text:list-item>
                <text:p>Es recomendable dejarlos <text:span text:style-name="T11">sin</text:span> <text:span text:style-name="T10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19" draw:text-style-name="P7" draw:layer="layout" svg:width="3.6cm" svg:height="3.6cm" draw:transform="rotate (-1.5707963267957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19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19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2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más usos de </text:span><text:span text:style-name="T13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19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draw:style-name="gr22" draw:text-style-name="P4" draw:layer="layout" svg:width="12.023cm" svg:height="9.952cm" svg:x="1.399cm" svg:y="6.868cm" presentation:class="graphic">
          <draw:image xlink:href="Pictures/100000000000014B00000112A84583DB.png" xlink:type="simple" xlink:show="embed" xlink:actuate="onLoad">
            <text:p/>
          </draw:image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21T01:48:22</dc:date>
    <meta:editing-duration>PT12H1M17S</meta:editing-duration>
    <meta:editing-cycles>71</meta:editing-cycles>
    <meta:generator>LibreOffice/3.3$Unix LibreOffice_project/330m19$Build-401</meta:generator>
    <dc:creator>Manuel Duarte</dc:creator>
    <meta:document-statistic meta:object-count="199"/>
  </office:meta>
</office:document-meta>
</file>